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b9b" officeooo:paragraph-rsid="0001eb9b"/>
    </style:style>
    <style:style style:name="P2" style:family="paragraph" style:parent-style-name="Standard">
      <style:text-properties officeooo:rsid="00113dff" officeooo:paragraph-rsid="0001eb9b"/>
    </style:style>
    <style:style style:name="P3" style:family="paragraph" style:parent-style-name="Standard">
      <style:text-properties officeooo:rsid="00113dff" officeooo:paragraph-rsid="0003dc0e"/>
    </style:style>
    <style:style style:name="P4" style:family="paragraph" style:parent-style-name="Standard">
      <style:text-properties officeooo:rsid="00113dff" officeooo:paragraph-rsid="00048bc3"/>
    </style:style>
    <style:style style:name="P5" style:family="paragraph" style:parent-style-name="Standard">
      <style:text-properties officeooo:rsid="00113dff" officeooo:paragraph-rsid="000b30ac"/>
    </style:style>
    <style:style style:name="P6" style:family="paragraph" style:parent-style-name="Standard">
      <style:text-properties officeooo:rsid="0003dc0e" officeooo:paragraph-rsid="0003dc0e"/>
    </style:style>
    <style:style style:name="P7" style:family="paragraph" style:parent-style-name="Standard">
      <style:text-properties officeooo:rsid="003f0baa" officeooo:paragraph-rsid="00048bc3"/>
    </style:style>
    <style:style style:name="P8" style:family="paragraph" style:parent-style-name="Standard">
      <style:text-properties officeooo:rsid="001483ff" officeooo:paragraph-rsid="00048bc3"/>
    </style:style>
    <style:style style:name="P9" style:family="paragraph" style:parent-style-name="Standard">
      <style:text-properties officeooo:rsid="001483ff" officeooo:paragraph-rsid="000b30ac"/>
    </style:style>
    <style:style style:name="P10" style:family="paragraph" style:parent-style-name="Standard">
      <style:text-properties officeooo:rsid="001d7c76" officeooo:paragraph-rsid="00048bc3"/>
    </style:style>
    <style:style style:name="P11" style:family="paragraph" style:parent-style-name="Standard">
      <style:text-properties officeooo:rsid="001d7c76" officeooo:paragraph-rsid="000b30ac"/>
    </style:style>
    <style:style style:name="P12" style:family="paragraph" style:parent-style-name="Standard">
      <style:text-properties officeooo:rsid="0022f568" officeooo:paragraph-rsid="00048bc3"/>
    </style:style>
    <style:style style:name="P13" style:family="paragraph" style:parent-style-name="Standard">
      <style:text-properties officeooo:rsid="0022f568" officeooo:paragraph-rsid="000b30ac"/>
    </style:style>
    <style:style style:name="P14" style:family="paragraph" style:parent-style-name="Standard">
      <style:text-properties officeooo:rsid="002a5d91" officeooo:paragraph-rsid="00048bc3"/>
    </style:style>
    <style:style style:name="P15" style:family="paragraph" style:parent-style-name="Standard">
      <style:text-properties officeooo:rsid="002a5d91" officeooo:paragraph-rsid="000b30ac"/>
    </style:style>
    <style:style style:name="P16" style:family="paragraph" style:parent-style-name="Standard">
      <style:text-properties officeooo:rsid="002c28b5" officeooo:paragraph-rsid="00048bc3"/>
    </style:style>
    <style:style style:name="P17" style:family="paragraph" style:parent-style-name="Standard">
      <style:text-properties officeooo:rsid="002c28b5" officeooo:paragraph-rsid="000b30ac"/>
    </style:style>
    <style:style style:name="P18" style:family="paragraph" style:parent-style-name="Standard">
      <style:text-properties officeooo:rsid="0032a2fb" officeooo:paragraph-rsid="00048bc3"/>
    </style:style>
    <style:style style:name="P19" style:family="paragraph" style:parent-style-name="Standard">
      <style:text-properties officeooo:rsid="0038917d" officeooo:paragraph-rsid="00048bc3"/>
    </style:style>
    <style:style style:name="P20" style:family="paragraph" style:parent-style-name="Standard">
      <style:text-properties officeooo:rsid="0038917d" officeooo:paragraph-rsid="000b30ac"/>
    </style:style>
    <style:style style:name="P21" style:family="paragraph" style:parent-style-name="Standard">
      <style:text-properties officeooo:rsid="004800f9" officeooo:paragraph-rsid="00048bc3"/>
    </style:style>
    <style:style style:name="P22" style:family="paragraph" style:parent-style-name="Standard">
      <style:text-properties officeooo:rsid="00113dff" officeooo:paragraph-rsid="0003dc0e"/>
    </style:style>
    <style:style style:name="P23" style:family="paragraph" style:parent-style-name="Standard">
      <style:text-properties officeooo:rsid="001483ff" officeooo:paragraph-rsid="000b30ac"/>
    </style:style>
    <style:style style:name="P24" style:family="paragraph" style:parent-style-name="Standard">
      <style:text-properties officeooo:rsid="001483ff" officeooo:paragraph-rsid="00048bc3"/>
    </style:style>
    <style:style style:name="P25" style:family="paragraph" style:parent-style-name="Standard">
      <style:text-properties officeooo:rsid="001d7c76" officeooo:paragraph-rsid="00048bc3"/>
    </style:style>
    <style:style style:name="P26" style:family="paragraph" style:parent-style-name="Standard">
      <style:text-properties officeooo:rsid="0022f568" officeooo:paragraph-rsid="00048bc3"/>
    </style:style>
    <style:style style:name="T1" style:family="text">
      <style:text-properties officeooo:rsid="0001eb9b"/>
    </style:style>
    <style:style style:name="T2" style:family="text">
      <style:text-properties officeooo:rsid="0003dc0e"/>
    </style:style>
    <style:style style:name="T3" style:family="text">
      <style:text-properties officeooo:rsid="00048bc3"/>
    </style:style>
    <style:style style:name="T4" style:family="text">
      <style:text-properties officeooo:rsid="002103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CREATE TABLE Employee_info_table </text:p>
      <text:p text:style-name="P1">(</text:p>
      <text:p text:style-name="P1"><text:s text:c="4"/>id varchar(300) primary key,</text:p>
      <text:p text:style-name="P1"><text:s text:c="4"/>doj varchar(300),</text:p>
      <text:p text:style-name="P1"><text:s text:c="4"/>salary varchar(300)</text:p>
      <text:p text:style-name="P1">);</text:p>
      <text:p text:style-name="P1"/>
      <text:p text:style-name="P1">INSERT INTO Employee_info_table (id,doj,salary) VALUES ('12', '2021-06-06', '600000');</text:p>
      <text:p text:style-name="P1">INSERT INTO Employee_info_table (id,doj,salary) VALUES ('23', '2020-01-01', '2000000');</text:p>
      <text:p text:style-name="P1">INSERT INTO Employee_info_table (id,doj,salary) VALUES ('34', '2018-03-01', '4000000');</text:p>
      <text:p text:style-name="P1"/>
      <text:p text:style-name="P1">2.</text:p>
      <text:p text:style-name="P2">CREATE TABLE department_table </text:p>
      <text:p text:style-name="P2">(</text:p>
      <text:p text:style-name="P2"><text:s text:c="4"/>dept_id varchar(300) <text:span text:style-name="T1">primary </text:span><text:span text:style-name="T2">k</text:span><text:span text:style-name="T1">ey</text:span>,</text:p>
      <text:p text:style-name="P2"><text:s text:c="4"/>dept_name varchar(300)</text:p>
      <text:p text:style-name="P2">);</text:p>
      <text:p text:style-name="P2"/>
      <text:p text:style-name="P2">INSERT INTO department_table (dept_id,dept_name) VALUES ('1', 'cs');</text:p>
      <text:p text:style-name="P2">INSERT INTO department_table (dept_id,dept_name) VALUES ('2', 'mech');</text:p>
      <text:p text:style-name="P2">INSERT INTO department_table (dept_id,dept_name) VALUES ('3', 'ece');</text:p>
      <text:p text:style-name="P2">INSERT INTO department_table (dept_id,dept_name) VALUES ('4', 'it');</text:p>
      <text:p text:style-name="Standard"/>
      <text:p text:style-name="P1">3.</text:p>
      <text:p text:style-name="Standard"/>
      <text:p text:style-name="Standard">CREATE TABLE Employee_office_table </text:p>
      <text:p text:style-name="Standard">(</text:p>
      <text:p text:style-name="Standard"><text:s text:c="4"/>id varchar(300) <text:span text:style-name="T2">Primary key</text:span>,</text:p>
      <text:p text:style-name="Standard"><text:s text:c="4"/>emp_id varchar(300),</text:p>
      <text:p text:style-name="Standard"><text:s text:c="4"/>office_id varchar(300)</text:p>
      <text:p text:style-name="Standard">);</text:p>
      <text:p text:style-name="Standard"/>
      <text:p text:style-name="Standard">INSERT INTO Employee_office_table (id,emp_id,office_id) VALUES ('201', '2201', '501');</text:p>
      <text:p text:style-name="Standard">INSERT INTO Employee_office_table (id,emp_id,office_id) VALUES ('202', '2202', '502');</text:p>
      <text:p text:style-name="Standard">INSERT INTO Employee_office_table (id,emp_id,office_id) VALUES ('203', '2203', '503');</text:p>
      <text:p text:style-name="Standard">INSERT INTO Employee_office_table (id,emp_id,office_id) VALUES ('204', '2204', '504');</text:p>
      <text:p text:style-name="Standard">INSERT INTO Employee_office_table (id,emp_id,office_id) VALUES ('205', '2001', '501');</text:p>
      <text:p text:style-name="Standard">INSERT INTO Employee_office_table (id,emp_id,office_id) VALUES ('206', '2002', '502');</text:p>
      <text:p text:style-name="Standard">INSERT INTO Employee_office_table (id,emp_id,office_id) VALUES ('207', '2003', '503');</text:p>
      <text:p text:style-name="Standard">INSERT INTO Employee_office_table (id,emp_id,office_id) VALUES ('208', '2004', '504');</text:p>
      <text:p text:style-name="Standard">INSERT INTO Employee_office_table (id,emp_id,office_id) VALUES ('209', '1801', '501');</text:p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4.</text:p>
      <text:p text:style-name="P3">CREATE TABLE insurance_table </text:p>
      <text:p text:style-name="P3">(</text:p>
      <text:p text:style-name="P3"><text:s text:c="4"/>insurance_id varchar(300) <text:span text:style-name="T2">primary key</text:span>,</text:p>
      <text:p text:style-name="P3"><text:s text:c="4"/>insurance_name varchar(300)</text:p>
      <text:p text:style-name="P3">);</text:p>
      <text:p text:style-name="P3"/>
      <text:p text:style-name="P3">INSERT INTO insurance_table (insurance_id,insurance_name) VALUES ('201', 'lic');</text:p>
      <text:p text:style-name="P3">INSERT INTO insurance_table (insurance_id,insurance_name) VALUES ('203', 'sbi');</text:p>
      <text:p text:style-name="P3">INSERT INTO insurance_table (insurance_id,insurance_name) VALUES ('344', 'medplus');</text:p>
      <text:p text:style-name="P3">INSERT INTO insurance_table (insurance_id,insurance_name) VALUES ('342', 'bajaj');</text:p>
      <text:p text:style-name="P3"/>
      <text:p text:style-name="P6">5.</text:p>
      <text:p text:style-name="P6"/>
      <text:p text:style-name="P6">CREATE TABLE Employee_office_table </text:p>
      <text:p text:style-name="P6">(</text:p>
      <text:p text:style-name="P6"><text:s text:c="4"/>id<text:tab/>varchar(300),</text:p>
      <text:p text:style-name="P6"><text:s text:c="4"/>emp_id<text:tab/>varchar(300),</text:p>
      <text:p text:style-name="P6"><text:s text:c="4"/>office_id<text:tab/>varchar(300)</text:p>
      <text:p text:style-name="P6">);</text:p>
      <text:p text:style-name="P6"/>
      <text:p text:style-name="P6">INSERT INTO Employee_office_table (id,emp_id,office_id) VALUES ('201', '2201', '501');</text:p>
      <text:p text:style-name="P6">INSERT INTO Employee_office_table (id,emp_id,office_id) VALUES ('202', '2202', '502');</text:p>
      <text:p text:style-name="P6">INSERT INTO Employee_office_table (id,emp_id,office_id) VALUES ('203', '2203', '503');</text:p>
      <text:p text:style-name="P6">INSERT INTO Employee_office_table (id,emp_id,office_id) VALUES ('204', '2204', '504');</text:p>
      <text:p text:style-name="P6">INSERT INTO Employee_office_table (id,emp_id,office_id) VALUES ('205', '2001', '501');</text:p>
      <text:p text:style-name="P6">INSERT INTO Employee_office_table (id,emp_id,office_id) VALUES ('206', '2002', '502');</text:p>
      <text:p text:style-name="P6">INSERT INTO Employee_office_table (id,emp_id,office_id) VALUES ('207', '2003', '503');</text:p>
      <text:p text:style-name="P6">INSERT INTO Employee_office_table (id,emp_id,office_id) VALUES ('208', '2004', '504');</text:p>
      <text:p text:style-name="P6">INSERT INTO Employee_office_table (id,emp_id,office_id) VALUES ('209', '1801', '501');</text:p>
      <text:p text:style-name="P6"/>
      <text:p text:style-name="P6"/>
      <text:p text:style-name="P6">6.</text:p>
      <text:p text:style-name="P3"/>
      <text:p text:style-name="P3">CREATE TABLE employee_table </text:p>
      <text:p text:style-name="P3">(</text:p>
      <text:p text:style-name="P3"><text:s text:c="4"/>emp_id<text:tab/>varchar(300),</text:p>
      <text:p text:style-name="P3"><text:s text:c="4"/>name<text:tab/>varchar(300),</text:p>
      <text:p text:style-name="P3"><text:s text:c="4"/>immediate_head_id<text:tab/>varchar(300),</text:p>
      <text:p text:style-name="P3"><text:s text:c="4"/>dept_id<text:tab/>varchar(300),</text:p>
      <text:p text:style-name="P3"><text:s text:c="4"/>insurance_id<text:tab/>varchar(300),</text:p>
      <text:p text:style-name="P3"><text:s text:c="4"/>employee_info<text:tab/>varchar(300)</text:p>
      <text:p text:style-name="P3">);</text:p>
      <text:p text:style-name="P3"/>
      <text:p text:style-name="P3">INSERT INTO employee_table (emp_id,name,immediate_head_id,dept_id,insurance_id,employee_info) VALUES ('2201', '<text:span text:style-name="T2">harsha</text:span>', '2001', '1', '201', '12');</text:p>
      <text:p text:style-name="P3">INSERT INTO employee_table (emp_id,name,immediate_head_id,dept_id,insurance_id,employee_info) VALUES ('2202', '<text:span text:style-name="T2">shyam</text:span>', '2002', '2', '202', '12');</text:p>
      <text:p text:style-name="P3"><text:soft-page-break/>INSERT INTO employee_table (emp_id,name,immediate_head_id,dept_id,insurance_id,employee_info) VALUES ('2203', '<text:span text:style-name="T2">dhansuh</text:span>', '2003', '3', '344', '12');</text:p>
      <text:p text:style-name="P3">INSERT INTO employee_table (emp_id,name,immediate_head_id,dept_id,insurance_id,employee_info) VALUES ('2204', 'srikar', '2004', '4', '342', '12');</text:p>
      <text:p text:style-name="P3">INSERT INTO employee_table (emp_id,name,immediate_head_id,dept_id,insurance_id,employee_info) VALUES ('2001', 'vishwajeet', '1801', '1', '201', '23');</text:p>
      <text:p text:style-name="P3">INSERT INTO employee_table (emp_id,name,immediate_head_id,dept_id,insurance_id,employee_info) VALUES ('2002','<text:span text:style-name="T2">hari</text:span>', '1801', '2', '203', '23');</text:p>
      <text:p text:style-name="P3">INSERT INTO employee_table (emp_id,name,immediate_head_id,dept_id,insurance_id,employee_info) VALUES ('2003', 'vaibhav', '1801', '3', '344', '23');</text:p>
      <text:p text:style-name="P3">INSERT INTO employee_table (emp_id,name,immediate_head_id,dept_id,insurance_id,employee_info) VALUES ('2004', 'mani teja', '1801', '4', '342', '23');</text:p>
      <text:p text:style-name="P3">INSERT INTO employee_table (emp_id,name,immediate_head_id,dept_id,insurance_id,employee_info) VALUES ('1801', 'sharma', '', '1', '342', '34');</text:p>
      <text:p text:style-name="P3"/>
      <text:p text:style-name="P3">------<text:span text:style-name="T3">queries</text:span></text:p>
      <text:p text:style-name="P3"/>
      <text:p text:style-name="P4">1.</text:p>
      <text:p text:style-name="P5">select </text:p>
      <text:p text:style-name="P5">e.name,</text:p>
      <text:p text:style-name="P5">d.dept_name,</text:p>
      <text:p text:style-name="P5">i.insurance_name </text:p>
      <text:p text:style-name="P5">from employee_table as e </text:p>
      <text:p text:style-name="P5">join department_table as d on e.dept_id=d.dept_id </text:p>
      <text:p text:style-name="P5">join insurance_table as i on i.insurance_id = e.insurance_id ;</text:p>
      <text:p text:style-name="P4"/>
      <text:p text:style-name="P4"/>
      <text:p text:style-name="P4">2 . </text:p>
      <text:p text:style-name="P5">select </text:p>
      <text:p text:style-name="P5">name,</text:p>
      <text:p text:style-name="P5">dept_name </text:p>
      <text:p text:style-name="P5">from employee_table e </text:p>
      <text:p text:style-name="P5">join employee_office_table eo on e.emp_id=eo.emp_id </text:p>
      <text:p text:style-name="P5">join office_table o on eo.office_id=o.office_id </text:p>
      <text:p text:style-name="P5">join department_table d on e.dept_id=d.dept_id </text:p>
      <text:p text:style-name="P5">where o.place="kukatpally";</text:p>
      <text:p text:style-name="P4"/>
      <text:p text:style-name="P8">3.</text:p>
      <text:p text:style-name="P9">select </text:p>
      <text:p text:style-name="P9">count(e.emp_id) as count,</text:p>
      <text:p text:style-name="P9">place </text:p>
      <text:p text:style-name="P9">from employee_table e </text:p>
      <text:p text:style-name="P9">join <text:s/>employee_office_table eo on e.emp_id=eo.emp_id </text:p>
      <text:p text:style-name="P9">join office_table o on eo.office_id=o.office_id </text:p>
      <text:p text:style-name="P9">group by place;</text:p>
      <text:p text:style-name="P8"><text:soft-page-break/></text:p>
      <text:p text:style-name="P10">4.</text:p>
      <text:p text:style-name="P11">select </text:p>
      <text:p text:style-name="P11">name, </text:p>
      <text:p text:style-name="P11">insurance_name , </text:p>
      <text:p text:style-name="P11">salary from </text:p>
      <text:p text:style-name="P11">employee_table e </text:p>
      <text:p text:style-name="P11">join insurance_table i on e.insurance_id=i.insurance_id </text:p>
      <text:p text:style-name="P11">join employee_info_table ei on e.employee_info=ei.id </text:p>
      <text:p text:style-name="P10">order by ei.salary desc </text:p>
      <text:p text:style-name="P11">limit 1 </text:p>
      <text:p text:style-name="P11">offset <text:span text:style-name="T4">2</text:span>;</text:p>
      <text:p text:style-name="P10"/>
      <text:p text:style-name="P12"/>
      <text:p text:style-name="P12">5.</text:p>
      <text:p text:style-name="P13">select </text:p>
      <text:p text:style-name="P13">avg(salary) as Average_Salary, </text:p>
      <text:p text:style-name="P13">place </text:p>
      <text:p text:style-name="P13">from employee_table e </text:p>
      <text:p text:style-name="P13">join employee_info_table ei on e.employee_info= ei.id </text:p>
      <text:p text:style-name="P13">join employee_office_table eo on eo.emp_id=e.emp_id </text:p>
      <text:p text:style-name="P13">join office_table o on eo.office_id=o.office_id </text:p>
      <text:p text:style-name="P12">where o.place="kukatpally";</text:p>
      <text:p text:style-name="P12"/>
      <text:p text:style-name="P12"/>
      <text:p text:style-name="P14">6.</text:p>
      <text:p text:style-name="P15">select </text:p>
      <text:p text:style-name="P15">sum(ei.salary) as Sum_of_Salary,</text:p>
      <text:p text:style-name="P15">place from employee_table e </text:p>
      <text:p text:style-name="P15">join employee_info_table ei on e.employee_info= ei.id </text:p>
      <text:p text:style-name="P15">join employee_office_table eo on eo.emp_id=e.emp_id </text:p>
      <text:p text:style-name="P15">join office_table o on eo.office_id=o.office_id </text:p>
      <text:p text:style-name="P14">where o.place="kukatpally" and ei.doj &gt; "2020-09-08" ;</text:p>
      <text:p text:style-name="P14"/>
      <text:p text:style-name="P16">7.</text:p>
      <text:p text:style-name="P17">select</text:p>
      <text:p text:style-name="P17"><text:s/>e.name as name,</text:p>
      <text:p text:style-name="P16">d.dept_name as Department_name,</text:p>
      <text:p text:style-name="P16">salary as Salary</text:p>
      <text:p text:style-name="P16"/>
      <text:p text:style-name="P16"/>
      <text:p text:style-name="P17">from employee_table e </text:p>
      <text:p text:style-name="P17">join employee_info_table ei on e.employee_info= ei.id </text:p>
      <text:p text:style-name="P17">join employee_office_table eo oneo.emp_id=e.emp_id </text:p>
      <text:p text:style-name="P17">join office_table o on eo.office_id=o.office_id </text:p>
      <text:p text:style-name="P17">join department_table d on e.dept_id=d.dept_id </text:p>
      <text:p text:style-name="P17">join insurance_table i on e.insurance_id=i.insurance_id</text:p>
      <text:p text:style-name="P16"/>
      <text:p text:style-name="P17">where </text:p>
      <text:p text:style-name="P17">ei.salary&gt;200000 and place="gachibowli" and ei.doj&gt;"2020-01-09" and </text:p>
      <text:p text:style-name="P17">i.insurance_name in ("lic","medplus");</text:p>
      <text:p text:style-name="P16">;</text:p>
      <text:p text:style-name="P16"><text:soft-page-break/></text:p>
      <text:p text:style-name="P18">8.</text:p>
      <text:p text:style-name="P18"/>
      <text:p text:style-name="P18">select A.name as Employee_Name,</text:p>
      <text:p text:style-name="P18">B.name as Head_Name</text:p>
      <text:p text:style-name="P18">from employee_table as A , employee_table as B</text:p>
      <text:p text:style-name="P18">where A.immediate_head_id=B.emp_id;</text:p>
      <text:p text:style-name="P18"/>
      <text:p text:style-name="P19">9.</text:p>
      <text:p text:style-name="P19">select </text:p>
      <text:p text:style-name="P19">A.name as Employee_Name,</text:p>
      <text:p text:style-name="P19">d.dept_name as Department_Name, </text:p>
      <text:p text:style-name="P19">B.name as Head_Name,</text:p>
      <text:p text:style-name="P19">d1.dept_name as Head_Department_Name</text:p>
      <text:p text:style-name="P19"/>
      <text:p text:style-name="P20">from employee_table as A , employee_table as B </text:p>
      <text:p text:style-name="P20">join department_table d on A.dept_id=d.dept_id </text:p>
      <text:p text:style-name="P20">join department_table d1 on B.dept_id=d1.dept_id</text:p>
      <text:p text:style-name="P19">where A.immediate_head_id=B.emp_id;</text:p>
      <text:p text:style-name="P7"/>
      <text:p text:style-name="P7">10 .</text:p>
      <text:p text:style-name="P7">select </text:p>
      <text:p text:style-name="P7">i.name,</text:p>
      <text:p text:style-name="P7">j.name as Head_name,</text:p>
      <text:p text:style-name="P7">m.salary,</text:p>
      <text:p text:style-name="P7">p.salary as Head_salary,</text:p>
      <text:p text:style-name="P7">o.place as head_place</text:p>
      <text:p text:style-name="P7"/>
      <text:p text:style-name="P7">from </text:p>
      <text:p text:style-name="P7">Employee_table i </text:p>
      <text:p text:style-name="P7">join <text:s/>Employee_table j on j.emp_id=i.immediate_head_id </text:p>
      <text:p text:style-name="P7">join Employee_info_table m on m.id=i.employee_info </text:p>
      <text:p text:style-name="P7">join Employee_info_table p on p.id=j.employee_info </text:p>
      <text:p text:style-name="P7">join Employee_office_table n on n.emp_id=j.emp_id </text:p>
      <text:p text:style-name="P7">join office_table o on o.office_id= n.office_id </text:p>
      <text:p text:style-name="P7">where o.place ="hitech city" <text:s/>and p.salary &gt; 2*m.salary;</text:p>
      <text:p text:style-name="P21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5:52:41.127299435</meta:creation-date>
    <dc:date>2022-07-12T18:29:06.303497870</dc:date>
    <meta:editing-duration>PT38M3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5" meta:paragraph-count="180" meta:word-count="717" meta:character-count="7123" meta:non-whitespace-character-count="6445"/>
  </office:meta>
</office:document-meta>
</file>